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374cm" fo:padding-top="0cm" fo:padding-bottom="0cm" fo:padding-left="0cm" fo:padding-right="0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auto-grow-width="true" fo:min-height="0.5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234cm" fo:padding-top="0cm" fo:padding-bottom="0cm" fo:padding-left="0cm" fo:padding-right="0cm"/>
    </style:style>
    <style:style style:name="gr6" style:family="graphic" style:parent-style-name="standard">
      <style:graphic-properties draw:stroke="solid"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40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25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3.548cm" fo:padding-top="0cm" fo:padding-bottom="0cm" fo:padding-left="0cm" fo:padding-right="0cm"/>
    </style:style>
    <style:style style:name="gr11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69cm"/>
    </style:style>
    <style:style style:name="gr13" style:family="graphic" style:parent-style-name="standard">
      <style:graphic-properties draw:stroke="none" draw:fill="none" fo:min-height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solid" draw:fill-color="#808080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258cm" fo:min-width="2.06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2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09cm" fo:padding-top="0cm" fo:padding-bottom="0cm" fo:padding-left="0cm" fo:padding-right="0cm"/>
    </style:style>
    <style:style style:name="gr21" style:family="graphic" style:parent-style-name="standard">
      <style:graphic-properties draw:stroke="solid" draw:fill="solid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97cm"/>
    </style:style>
    <style:style style:name="gr23" style:family="graphic" style:parent-style-name="standard">
      <style:graphic-properties draw:stroke="solid" svg:stroke-color="#000080" draw:fill="solid" draw:fill-color="#0000ff" draw:textarea-horizontal-align="center" draw:textarea-vertical-align="middle"/>
    </style:style>
    <style:style style:name="gr24" style:family="graphic" style:parent-style-name="standard">
      <style:graphic-properties draw:stroke="none" draw:fill="none" draw:fill-color="#000000" draw:fill-image-width="0cm" draw:fill-image-height="0cm" fo:min-height="0.514cm"/>
    </style:style>
    <style:style style:name="gr25" style:family="graphic" style:parent-style-name="standard">
      <style:graphic-properties draw:stroke="none" draw:fill="none" fo:min-height="0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613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1.447cm"/>
    </style:style>
    <style:style style:name="gr28" style:family="graphic" style:parent-style-name="standard">
      <style:graphic-properties draw:stroke="none" draw:fill="none" fo:min-height="0.544cm"/>
    </style:style>
    <style:style style:name="gr29" style:family="graphic" style:parent-style-name="standard">
      <style:graphic-properties draw:stroke="none" draw:fill="none" fo:min-height="0.239cm"/>
    </style:style>
    <style:style style:name="gr30" style:family="graphic" style:parent-style-name="standard">
      <style:graphic-properties draw:stroke="none" draw:fill="none" fo:min-height="0.459cm"/>
    </style:style>
    <style:style style:name="gr31" style:family="graphic" style:parent-style-name="standard">
      <style:graphic-properties draw:stroke="none" draw:fill="none" draw:textarea-horizontal-align="left" draw:auto-grow-width="true" fo:min-height="0.612cm" fo:padding-top="0cm" fo:padding-bottom="0cm" fo:padding-left="0cm" fo:padding-right="0cm"/>
    </style:style>
    <style:style style:name="gr32" style:family="graphic" style:parent-style-name="standard">
      <style:graphic-properties draw:stroke="none" draw:fill="none" fo:min-height="0.557cm"/>
    </style:style>
    <style:style style:name="gr33" style:family="graphic" style:parent-style-name="standard">
      <style:graphic-properties draw:stroke="none" draw:fill="none" draw:fill-color="#ffffff" fo:min-height="0.5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outline="true" fo:font-size="32pt" fo:text-shadow="none" style:font-size-asian="32pt" style:font-size-complex="32pt"/>
    </style:style>
    <style:style style:name="P4" style:family="paragraph">
      <style:paragraph-properties fo:margin-left="0cm" fo:margin-right="0cm" fo:text-indent="0cm"/>
      <style:text-properties style:text-outline="true" fo:font-size="14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>
        <style:tab-stops/>
      </style:paragraph-properties>
      <style:text-properties fo:font-family="Arial" style:font-style-name="Negrito" style:font-family-generic="swiss" style:font-pitch="variable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ffff" fo:font-size="11pt" style:font-size-asian="11pt" style:font-size-complex="11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text-indent="0cm"/>
      <style:text-properties style:text-outline="false" fo:font-size="14pt" fo:font-weight="normal" style:letter-kerning="true" style:font-size-asian="18pt" style:font-size-complex="18pt"/>
    </style:style>
    <style:style style:name="P12" style:family="paragraph">
      <style:paragraph-properties fo:margin-left="0cm" fo:margin-right="0cm" fo:text-indent="0cm"/>
      <style:text-properties style:text-outline="false" fo:font-size="14pt" fo:font-weight="normal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style:style style:name="P14" style:family="paragraph">
      <style:paragraph-properties fo:text-align="center"/>
      <style:text-properties fo:font-family="Arial" style:font-style-name="Regular" style:font-family-generic="swiss" style:font-pitch="variable" fo:font-size="14pt" fo:font-style="normal" fo:font-weight="normal"/>
    </style:style>
    <style:style style:name="T1" style:family="text">
      <style:text-properties style:text-outline="true" fo:font-size="32pt" fo:text-shadow="none" style:font-size-asian="32pt" style:font-size-complex="32pt"/>
    </style:style>
    <style:style style:name="T2" style:family="text">
      <style:text-properties style:text-outline="true" fo:font-size="14pt" style:font-size-asian="18pt" style:font-size-complex="18pt"/>
    </style:style>
    <style:style style:name="T3" style:family="text">
      <style:text-properties fo:font-size="14pt" fo:font-weight="normal" style:font-size-asian="18pt" style:font-size-complex="18pt"/>
    </style:style>
    <style:style style:name="T4" style:family="text">
      <style:text-properties fo:font-size="14pt" fo:font-weight="bold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outline="false" fo:font-size="14pt" fo:font-weight="normal" style:letter-kerning="true" style:font-size-asian="18pt" style:font-size-complex="18pt"/>
    </style:style>
    <style:style style:name="T10" style:family="text">
      <style:text-properties style:text-outline="false" fo:font-size="14pt" fo:font-weight="normal" style:font-size-asian="18pt" style:font-size-complex="18pt"/>
    </style:style>
    <style:style style:name="T11" style:family="text"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" draw:style-name="dp1" draw:master-page-name="Padrão">
        <office:forms form:automatic-focus="false" form:apply-design-mode="false"/>
        <draw:rect draw:style-name="gr1" draw:text-style-name="P1" draw:layer="layout" svg:width="22.578cm" svg:height="2.197cm" svg:x="0.002cm" svg:y="-0.014cm">
          <text:p/>
        </draw:rect>
        <draw:frame draw:style-name="gr2" draw:text-style-name="P3" draw:layer="layout" svg:width="8.033cm" svg:height="1.267cm" svg:x="0.36cm" svg:y="0.5cm">
          <draw:text-box>
            <text:p text:style-name="P2"><text:span text:style-name="T1">Título software</text:span></text:p>
          </draw:text-box>
        </draw:frame>
        <draw:rect draw:style-name="gr3" draw:text-style-name="P1" draw:layer="layout" svg:width="10.716cm" svg:height="0.564cm" svg:x="0.284cm" svg:y="2.728cm">
          <text:p/>
        </draw:rect>
        <draw:frame draw:style-name="gr4" draw:text-style-name="P4" draw:layer="layout" svg:width="5.298cm" svg:height="0.569cm" svg:x="2.967cm" svg:y="2.704cm">
          <draw:text-box>
            <text:p text:style-name="P2"><text:span text:style-name="T2">Descrição do software</text:span></text:p>
          </draw:text-box>
        </draw:frame>
        <draw:frame draw:style-name="gr5" draw:text-style-name="P5" draw:layer="layout" svg:width="4.654cm" svg:height="0.556cm" svg:x="0.247cm" svg:y="3.465cm">
          <draw:text-box>
            <text:p text:style-name="P2"><text:span text:style-name="T3">Programa em branco</text:span></text:p>
          </draw:text-box>
        </draw:frame>
        <draw:rect draw:style-name="gr3" draw:text-style-name="P1" draw:layer="layout" svg:width="10.716cm" svg:height="0.564cm" svg:x="0.284cm" svg:y="4.979cm">
          <text:p/>
        </draw:rect>
        <draw:frame draw:style-name="gr4" draw:text-style-name="P4" draw:layer="layout" svg:width="2.606cm" svg:height="0.569cm" svg:x="4.118cm" svg:y="4.966cm">
          <draw:text-box>
            <text:p text:style-name="P2"><text:span text:style-name="T2">Navegação</text:span></text:p>
          </draw:text-box>
        </draw:frame>
        <draw:line draw:name="atalho" draw:style-name="gr6" draw:text-style-name="P1" draw:layer="layout" svg:x1="0.268cm" svg:y1="15.478cm" svg:x2="1.819cm" svg:y2="15.478cm">
          <svg:desc>315,alarmes</svg:desc>
          <text:p/>
        </draw:line>
        <draw:frame draw:style-name="gr7" draw:text-style-name="P6" draw:layer="layout" svg:width="1.254cm" svg:height="0.568cm" svg:x="0.574cm" svg:y="7.964cm">
          <draw:text-box>
            <text:p text:style-name="P2"><text:span text:style-name="T4">F3</text:span><text:span text:style-name="T5"> - </text:span><text:span text:style-name="T5"><text:tab/></text:span></text:p>
          </draw:text-box>
        </draw:frame>
        <draw:frame draw:style-name="gr8" draw:text-style-name="P6" draw:layer="layout" svg:width="1.162cm" svg:height="0.568cm" svg:x="0.57cm" svg:y="6.832cm">
          <draw:text-box>
            <text:p text:style-name="P2"><text:span text:style-name="T4">F2</text:span><text:span text:style-name="T5"> - <text:s/></text:span></text:p>
          </draw:text-box>
        </draw:frame>
        <draw:frame draw:style-name="gr8" draw:text-style-name="P6" draw:layer="layout" svg:width="2.072cm" svg:height="0.556cm" svg:x="1.693cm" svg:y="6.856cm">
          <draw:text-box>
            <text:p text:style-name="P2"><text:span text:style-name="T5">Processo</text:span></text:p>
          </draw:text-box>
        </draw:frame>
        <draw:frame draw:style-name="gr9" draw:text-style-name="P5" draw:layer="layout" svg:width="0.883cm" svg:height="0.568cm" svg:x="0.572cm" svg:y="5.711cm">
          <draw:text-box>
            <text:p text:style-name="P2"><text:span text:style-name="T6">F1</text:span><text:span text:style-name="T3"> -</text:span></text:p>
          </draw:text-box>
        </draw:frame>
        <draw:frame draw:style-name="gr8" draw:text-style-name="P6" draw:layer="layout" svg:width="1.818cm" svg:height="0.556cm" svg:x="1.729cm" svg:y="6.273cm">
          <draw:text-box>
            <text:p text:style-name="P2"><text:span text:style-name="T5">Alarmes</text:span></text:p>
          </draw:text-box>
        </draw:frame>
        <draw:frame draw:style-name="gr10" draw:text-style-name="P6" draw:layer="layout" svg:width="3.548cm" svg:height="0.556cm" svg:x="1.693cm" svg:y="5.726cm">
          <draw:text-box>
            <text:p text:style-name="P2"><text:span text:style-name="T5">Página inicial</text:span></text:p>
          </draw:text-box>
        </draw:frame>
        <draw:rect draw:name="senha,senhaCorrente,1,6,0" draw:style-name="gr11" draw:text-style-name="P1" draw:layer="layout" svg:width="1.561cm" svg:height="0.429cm" svg:x="20.617cm" svg:y="3.462cm">
          <text:p/>
        </draw:rect>
        <draw:rect draw:style-name="gr3" draw:text-style-name="P1" draw:layer="layout" svg:width="10.716cm" svg:height="0.564cm" svg:x="11.577cm" svg:y="2.727cm">
          <text:p/>
        </draw:rect>
        <draw:frame draw:style-name="gr12" draw:text-style-name="P4" draw:layer="layout" svg:width="2.415cm" svg:height="0.819cm" svg:x="15.636cm" svg:y="2.636cm">
          <draw:text-box>
            <text:p text:style-name="P2"><text:span text:style-name="T2">Senhas</text:span></text:p>
          </draw:text-box>
        </draw:frame>
        <draw:frame draw:style-name="gr13" draw:text-style-name="P7" draw:layer="layout" svg:width="4.058cm" svg:height="0.862cm" svg:x="11.342cm" svg:y="3.32cm">
          <draw:text-box>
            <text:p text:style-name="P2"><text:span text:style-name="T3">Senha em uso</text:span></text:p>
          </draw:text-box>
        </draw:frame>
        <draw:frame draw:style-name="gr14" draw:text-style-name="P2" draw:layer="layout" svg:width="2.313cm" svg:height="0.556cm" svg:x="0.22cm" svg:y="4.011cm">
          <draw:text-box>
            <text:p text:style-name="P2"><text:span text:style-name="T3">Programa:</text:span></text:p>
          </draw:text-box>
        </draw:frame>
        <draw:frame draw:style-name="gr14" draw:text-style-name="P2" draw:layer="layout" svg:width="1.687cm" svg:height="0.556cm" svg:x="3.976cm" svg:y="4.008cm">
          <draw:text-box>
            <text:p text:style-name="P2"><text:span text:style-name="T3">Versão:</text:span></text:p>
          </draw:text-box>
        </draw:frame>
        <draw:frame draw:style-name="gr14" draw:text-style-name="P2" draw:layer="layout" svg:width="1.924cm" svg:height="0.556cm" svg:x="6.494cm" svg:y="4.004cm">
          <draw:text-box>
            <text:p text:style-name="P2"><text:span text:style-name="T3">Revisão:</text:span></text:p>
          </draw:text-box>
        </draw:frame>
        <draw:rect draw:name="int,programa,0,9999,0,4,0,0" draw:style-name="gr11" draw:text-style-name="P1" draw:layer="layout" svg:width="0.995cm" svg:height="0.365cm" svg:x="2.563cm" svg:y="4.082cm">
          <text:p/>
        </draw:rect>
        <draw:rect draw:name="int,versao,0,99,0,2,0,0" draw:style-name="gr11" draw:text-style-name="P1" draw:layer="layout" svg:width="0.376cm" svg:height="0.398cm" svg:x="5.715cm" svg:y="4.053cm">
          <text:p/>
        </draw:rect>
        <draw:rect draw:name="int,revisao,0,99,0,2,0,0" draw:style-name="gr11" draw:text-style-name="P1" draw:layer="layout" svg:width="0.376cm" svg:height="0.398cm" svg:x="8.539cm" svg:y="4.049cm">
          <text:p/>
        </draw:rect>
        <draw:frame draw:style-name="gr8" draw:text-style-name="P6" draw:layer="layout" svg:width="5.01cm" svg:height="0.556cm" svg:x="1.727cm" svg:y="7.398cm">
          <draw:text-box>
            <text:p text:style-name="P2"><text:span text:style-name="T5">Arquivo de parâmetros</text:span></text:p>
          </draw:text-box>
        </draw:frame>
        <draw:frame draw:style-name="gr8" draw:text-style-name="P6" draw:layer="layout" svg:width="5.103cm" svg:height="0.556cm" svg:x="1.693cm" svg:y="7.979cm">
          <draw:text-box>
            <text:p text:style-name="P2"><text:span text:style-name="T5">Configurações internas</text:span></text:p>
          </draw:text-box>
        </draw:frame>
        <draw:rect draw:style-name="gr15" draw:text-style-name="P1" draw:layer="layout" svg:width="22.543cm" svg:height="1.129cm" svg:x="0.001cm" svg:y="15.769cm">
          <text:p/>
        </draw:rect>
        <draw:rect draw:name="message,alarmeAtivo,1,2,6,12,8,      ,alarme" draw:style-name="gr11" draw:text-style-name="P8" draw:layer="layout" svg:width="1.567cm" svg:height="0.365cm" svg:x="20.333cm" svg:y="15.882cm">
          <text:p/>
        </draw:rect>
        <draw:line draw:style-name="gr16" draw:text-style-name="P1" draw:layer="layout" svg:x1="19.576cm" svg:y1="15.769cm" svg:x2="19.576cm" svg:y2="16.933cm">
          <text:p/>
        </draw:line>
        <draw:frame draw:style-name="gr17" draw:text-style-name="P9" draw:layer="layout" svg:width="1.692cm" svg:height="0.704cm" svg:x="20.282cm" svg:y="16.298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1cm">
          <draw:text-box>
            <text:p text:style-name="P2"><text:span text:style-name="T1">Logotipo</text:span></text:p>
          </draw:text-box>
        </draw:frame>
      </draw:page>
      <draw:page draw:name="alarmes" draw:style-name="dp1" draw:master-page-name="Padrão">
        <office:forms form:automatic-focus="false" form:apply-design-mode="false"/>
        <draw:rect draw:name="alarme,campoAlarme,15,0" draw:style-name="gr11" draw:text-style-name="P1" draw:layer="layout" svg:width="0.22cm" svg:height="0.398cm" svg:x="1.159cm" svg:y="2.886cm">
          <text:p/>
        </draw:rect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19" draw:text-style-name="P3" draw:layer="layout" svg:width="4.455cm" svg:height="1.267cm" svg:x="0.361cm" svg:y="0.501cm">
          <draw:text-box>
            <text:p text:style-name="P2"><text:span text:style-name="T1">Alarmes</text:span></text:p>
          </draw:text-box>
        </draw:frame>
      </draw:page>
      <draw:page draw:name="processo" draw:style-name="dp1" draw:master-page-name="Padrão">
        <office:forms form:automatic-focus="false" form:apply-design-mode="false"/>
        <draw:rect draw:style-name="gr1" draw:text-style-name="P1" draw:layer="layout" svg:width="22.578cm" svg:height="2.197cm" svg:x="-0.001cm" svg:y="0cm">
          <text:p/>
        </draw:rect>
        <draw:line draw:name="atalho" draw:style-name="gr6" draw:text-style-name="P1" draw:layer="layout" svg:x1="0.267cm" svg:y1="15.577cm" svg:x2="1.818cm" svg:y2="15.577cm">
          <svg:desc>316,arquivos</svg:desc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20" draw:text-style-name="P3" draw:layer="layout" svg:width="5.082cm" svg:height="1.267cm" svg:x="0.361cm" svg:y="0.501cm">
          <draw:text-box>
            <text:p text:style-name="P2"><text:span text:style-name="T1">Processo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rect draw:name="bool,entradaSensorPresenca,0,0,0,1" draw:style-name="gr21" draw:text-style-name="P1" draw:layer="layout" svg:width="0.408cm" svg:height="0.597cm" svg:x="5.326cm" svg:y="2.753cm">
          <text:p/>
        </draw:rect>
        <draw:frame draw:style-name="gr22" draw:layer="layout" svg:width="4.074cm" svg:height="0.847cm" svg:x="0.845cm" svg:y="2.669cm">
          <draw:text-box>
            <text:p>sensor</text:p>
          </draw:text-box>
        </draw:frame>
        <draw:rect draw:name="bool,saidaLampada,0,0,0,1" draw:style-name="gr21" draw:text-style-name="P1" draw:layer="layout" svg:width="0.376cm" svg:height="0.597cm" svg:x="5.295cm" svg:y="4.478cm">
          <text:p/>
        </draw:rect>
        <draw:frame draw:style-name="gr22" draw:layer="layout" svg:width="4.074cm" svg:height="0.847cm" svg:x="0.752cm" svg:y="4.346cm">
          <draw:text-box>
            <text:p>lampada</text:p>
          </draw:text-box>
        </draw:frame>
        <draw:rect draw:name="int,tempoAcionamentoLampada,0,9999,1,5,2,0" draw:style-name="gr21" draw:text-style-name="P1" draw:layer="layout" svg:width="1.379cm" svg:height="0.597cm" svg:x="4.512cm" svg:y="6.801cm">
          <text:p/>
        </draw:rect>
        <draw:frame draw:style-name="gr22" draw:layer="layout" svg:width="4.074cm" svg:height="1.385cm" svg:x="0.814cm" svg:y="6.734cm">
          <draw:text-box>
            <text:p>Acionamento</text:p>
            <text:p/>
          </draw:text-box>
        </draw:frame>
      </draw:page>
      <draw:page draw:name="arquivos" draw:style-name="dp1" draw:master-page-name="Padrão">
        <office:forms form:automatic-focus="false" form:apply-design-mode="false"/>
        <draw:rect draw:name="long,numeroArquivo,0,999999,1,6,0,1" draw:style-name="gr23" draw:text-style-name="P1" draw:layer="layout" svg:width="1.598cm" svg:height="0.464cm" svg:x="5.141cm" svg:y="2.881cm">
          <text:p/>
        </draw:rect>
        <draw:frame draw:style-name="gr24" draw:text-style-name="P10" draw:layer="layout" svg:width="6.706cm" svg:height="0.806cm" svg:x="13.83cm" svg:y="2.773cm">
          <draw:text-box>
            <text:p text:style-name="P2"><text:span text:style-name="T8">(1-Salvar, 2-Ler, 3-Eliminar)</text:span></text:p>
          </draw:text-box>
        </draw:frame>
        <draw:rect draw:name="message,statusOperacaoArquivos,0,7,60,13,0,,Operacoes com arquivos so' podem ser realizadas em manual,Arquivo ja' existe. &lt;ENTER&gt; p/ confirmar ou &lt;ESC&gt; p/ cancelar,Arquivo gravado com sucesso,Arquivo nao existe,&lt;ENTER&gt; p/ confirmar eliminacao arquivo ou &lt;ESC&gt; p/ cancelar,Arquivo eliminado,Arq. lido com sucesso" draw:style-name="gr23" draw:text-style-name="P1" draw:layer="layout" svg:width="0.188cm" svg:height="0.464cm" svg:x="2.299cm" svg:y="4.002cm">
          <text:p/>
        </draw:rect>
        <draw:rect draw:name="arquivos,campoNomesArquivos" draw:style-name="gr23" draw:text-style-name="P1" draw:layer="layout" svg:width="0.177cm" svg:height="0.464cm" svg:x="0.888cm" svg:y="6.815cm">
          <text:p/>
        </draw:rect>
        <draw:rect draw:name="int,operacaoArquivos,1,3,1,1,0,1" draw:style-name="gr23" draw:text-style-name="P1" draw:layer="layout" svg:width="0.188cm" svg:height="0.464cm" svg:x="13.301cm" svg:y="2.878cm">
          <text:p/>
        </draw:rect>
        <draw:rect draw:style-name="gr1" draw:text-style-name="P1" draw:layer="layout" svg:width="22.578cm" svg:height="2.197cm" svg:x="-0.001cm" svg:y="0cm">
          <text:p/>
        </draw:rect>
        <draw:frame draw:style-name="gr12" draw:text-style-name="P11" draw:layer="layout" svg:width="5.176cm" svg:height="0.819cm" svg:x="0.32cm" svg:y="2.786cm">
          <draw:text-box>
            <text:p text:style-name="P2"><text:span text:style-name="T9">Número do arquivo:</text:span></text:p>
          </draw:text-box>
        </draw:frame>
        <draw:frame draw:style-name="gr12" draw:text-style-name="P12" draw:layer="layout" svg:width="2.101cm" svg:height="0.819cm" svg:x="0.34cm" svg:y="3.906cm">
          <draw:text-box>
            <text:p text:style-name="P2"><text:span text:style-name="T10">Status:</text:span></text:p>
          </draw:text-box>
        </draw:frame>
        <draw:frame draw:style-name="gr12" draw:text-style-name="P12" draw:layer="layout" svg:width="2.831cm" svg:height="0.819cm" svg:x="10.482cm" svg:y="2.788cm">
          <draw:text-box>
            <text:p text:style-name="P2"><text:span text:style-name="T10">Operação:</text:span></text:p>
          </draw:text-box>
        </draw:frame>
        <draw:rect draw:style-name="gr3" draw:text-style-name="P1" draw:layer="layout" svg:width="21.963cm" svg:height="0.564cm" svg:x="0.283cm" svg:y="5.649cm">
          <text:p/>
        </draw:rect>
        <draw:frame draw:style-name="gr25" draw:text-style-name="P4" draw:layer="layout" svg:width="5.372cm" svg:height="0.818cm" svg:x="8.352cm" svg:y="5.502cm">
          <draw:text-box>
            <text:p text:style-name="P2"><text:span text:style-name="T2">Arquivos existentes</text:span></text:p>
          </draw:text-box>
        </draw:frame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359cm" svg:height="1.267cm" svg:x="0.361cm" svg:y="0.501cm">
          <draw:text-box>
            <text:p text:style-name="P2"><text:span text:style-name="T1">Arquivo de parâmetros</text:span></text:p>
          </draw:text-box>
        </draw:frame>
      </draw:page>
      <draw:page draw:name="confint" draw:style-name="dp1" draw:master-page-name="Padrão">
        <office:forms form:automatic-focus="false" form:apply-design-mode="false"/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frame draw:style-name="gr27" draw:text-style-name="P13" draw:layer="layout" svg:width="5.757cm" svg:height="1.697cm" svg:x="11.342cm" svg:y="3.346cm">
          <draw:text-box>
            <text:p text:style-name="P2"><text:span text:style-name="T11">Número config MCP</text:span></text:p>
          </draw:text-box>
        </draw:frame>
        <draw:rect draw:name="long,statusCAN_numeroConfigMCP,0,999999,1,6,0,2" draw:style-name="gr23" draw:text-style-name="P14" draw:layer="layout" svg:width="1.576cm" svg:height="0.403cm" svg:x="20.648cm" svg:y="3.516cm">
          <text:p/>
        </draw:rect>
        <draw:rect draw:name="long,statusCAN_maxContadorTimeout,0,999999,1,6,0,2" draw:style-name="gr23" draw:text-style-name="P14" draw:layer="layout" svg:width="1.569cm" svg:height="0.464cm" svg:x="20.648cm" svg:y="4.004cm">
          <text:p/>
        </draw:rect>
        <draw:rect draw:name="int,statusBC8E,0,9999,1,4,0,2" draw:style-name="gr23" draw:text-style-name="P14" draw:layer="layout" svg:width="1.021cm" svg:height="0.464cm" svg:x="14.433cm" svg:y="5.128cm">
          <text:p/>
        </draw:rect>
        <draw:rect draw:name="int,statusBC4TP,0,9999,1,4,0,2" draw:style-name="gr23" draw:text-style-name="P14" draw:layer="layout" svg:width="1.021cm" svg:height="0.464cm" svg:x="17.804cm" svg:y="5.144cm">
          <text:p/>
        </draw:rect>
        <draw:rect draw:style-name="gr3" draw:text-style-name="P1" draw:layer="layout" svg:width="10.716cm" svg:height="0.564cm" svg:x="11.562cm" svg:y="2.728cm">
          <text:p/>
        </draw:rect>
        <draw:frame draw:style-name="gr12" draw:text-style-name="P4" draw:layer="layout" svg:width="6.014cm" svg:height="0.819cm" svg:x="14.227cm" svg:y="2.626cm">
          <draw:text-box>
            <text:p text:style-name="P2"><text:span text:style-name="T2">Comunicação placas</text:span></text:p>
          </draw:text-box>
        </draw:frame>
        <draw:frame draw:style-name="gr28" draw:text-style-name="P7" draw:layer="layout" svg:width="5.282cm" svg:height="0.806cm" svg:x="11.342cm" svg:y="3.908cm">
          <draw:text-box>
            <text:p text:style-name="P2"><text:span text:style-name="T11">Número Max Timeout</text:span></text:p>
          </draw:text-box>
        </draw:frame>
        <draw:frame draw:style-name="gr29" draw:text-style-name="P7" draw:layer="layout" svg:width="1.958cm" svg:height="0.806cm" svg:x="11.327cm" svg:y="5.027cm">
          <draw:text-box>
            <text:p text:style-name="P2"><text:span text:style-name="T11">Status </text:span></text:p>
          </draw:text-box>
        </draw:frame>
        <draw:frame draw:style-name="gr30" draw:text-style-name="P7" draw:layer="layout" svg:width="2.279cm" svg:height="0.806cm" svg:x="15.922cm" svg:y="5.027cm">
          <draw:text-box>
            <text:p text:style-name="P2"><text:span text:style-name="T11">BC4TP</text:span></text:p>
          </draw:text-box>
        </draw:frame>
        <draw:frame draw:style-name="gr30" draw:text-style-name="P7" draw:layer="layout" svg:width="2.2cm" svg:height="0.806cm" svg:x="19.207cm" svg:y="5.027cm">
          <draw:text-box>
            <text:p text:style-name="P2"><text:span text:style-name="T11">BC4EA</text:span></text:p>
          </draw:text-box>
        </draw:frame>
        <draw:rect draw:name="int,statusBC4EA,0,9999,1,4,0,2" draw:style-name="gr23" draw:text-style-name="P14" draw:layer="layout" svg:width="1.021cm" svg:height="0.441cm" svg:x="21.196cm" svg:y="5.154cm">
          <text:p/>
        </draw:rect>
        <draw:rect draw:name="senha,senhaProtecaoNivel3,1,6,3" draw:style-name="gr11" draw:text-style-name="P1" draw:layer="layout" svg:width="1.561cm" svg:height="0.43cm" svg:x="9.349cm" svg:y="5.115cm">
          <text:p/>
        </draw:rect>
        <draw:rect draw:name="senha,senhaProtecaoNivel2,1,6,3" draw:style-name="gr11" draw:text-style-name="P1" draw:layer="layout" svg:width="1.561cm" svg:height="0.427cm" svg:x="9.336cm" svg:y="4.554cm">
          <text:p/>
        </draw:rect>
        <draw:rect draw:name="senha,senhaProtecaoNivel1,1,6,3" draw:style-name="gr11" draw:text-style-name="P1" draw:layer="layout" svg:width="1.561cm" svg:height="0.461cm" svg:x="9.336cm" svg:y="3.977cm">
          <text:p/>
        </draw:rect>
        <draw:rect draw:style-name="gr3" draw:text-style-name="P1" draw:layer="layout" svg:width="10.716cm" svg:height="0.564cm" svg:x="0.283cm" svg:y="2.73cm">
          <text:p/>
        </draw:rect>
        <draw:frame draw:style-name="gr12" draw:text-style-name="P4" draw:layer="layout" svg:width="2.415cm" svg:height="0.819cm" svg:x="4.542cm" svg:y="2.59cm">
          <draw:text-box>
            <text:p text:style-name="P2"><text:span text:style-name="T2">Senhas</text:span></text:p>
          </draw:text-box>
        </draw:frame>
        <draw:frame draw:style-name="gr31" draw:text-style-name="P7" draw:layer="layout" svg:width="5.344cm" svg:height="0.612cm" svg:x="0.255cm" svg:y="4.031cm">
          <draw:text-box>
            <text:p text:style-name="P2"><text:span text:style-name="T3">Definição senha Nivel <text:s/>1</text:span></text:p>
          </draw:text-box>
        </draw:frame>
        <draw:frame draw:style-name="gr32" draw:text-style-name="P2" draw:layer="layout" svg:width="2.259cm" svg:height="0.807cm" svg:x="12.846cm" svg:y="5.027cm">
          <draw:text-box>
            <text:p text:style-name="P2"><text:span text:style-name="T11">BC8E</text:span></text:p>
          </draw:text-box>
        </draw:frame>
        <draw:rect draw:name="senha,senhaCorrente,1,6,0" draw:style-name="gr11" draw:text-style-name="P1" draw:layer="layout" svg:width="1.561cm" svg:height="0.429cm" svg:x="9.345cm" svg:y="3.462cm">
          <text:p/>
        </draw:rect>
        <draw:frame draw:style-name="gr31" draw:text-style-name="P7" draw:layer="layout" svg:width="3.198cm" svg:height="0.612cm" svg:x="0.272cm" svg:y="3.464cm">
          <draw:text-box>
            <text:p text:style-name="P2"><text:span text:style-name="T3">Senha em uso</text:span></text:p>
          </draw:text-box>
        </draw:frame>
        <draw:rect draw:name="long,refAtrasoSPI,1,999999,3,6,0,0" draw:style-name="gr23" draw:text-style-name="P14" draw:layer="layout" svg:width="1.477cm" svg:height="0.464cm" svg:x="20.713cm" svg:y="4.566cm">
          <text:p/>
        </draw:rect>
        <draw:frame draw:style-name="gr33" draw:text-style-name="P2" draw:layer="layout" svg:width="4.72cm" svg:height="0.806cm" svg:x="11.311cm" svg:y="4.462cm">
          <draw:text-box>
            <text:p text:style-name="P2"><text:span text:style-name="T11">Ref.atraso SPI </text:span></text:p>
          </draw:text-box>
        </draw:fram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609cm" svg:height="1.267cm" svg:x="0.361cm" svg:y="0.501cm">
          <draw:text-box>
            <text:p text:style-name="P2"><text:span text:style-name="T1">Configurações internas</text:span></text:p>
          </draw:text-box>
        </draw:frame>
        <draw:frame draw:style-name="gr31" draw:text-style-name="P7" draw:layer="layout" svg:width="5.344cm" svg:height="0.612cm" svg:x="0.255cm" svg:y="4.603cm">
          <draw:text-box>
            <text:p text:style-name="P2"><text:span text:style-name="T3">Definição senha Nivel <text:s/>2</text:span></text:p>
          </draw:text-box>
        </draw:frame>
        <draw:frame draw:style-name="gr31" draw:text-style-name="P7" draw:layer="layout" svg:width="5.344cm" svg:height="0.612cm" svg:x="0.255cm" svg:y="5.161cm">
          <draw:text-box>
            <text:p text:style-name="P2"><text:span text:style-name="T3">Definição senha Nivel <text:s/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ito" style:font-family-generic="swiss" style:font-pitch="variable" fo:font-size="14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9$Build-9358</meta:generator>
    <meta:creation-date>2009-05-12T07:46:07.11</meta:creation-date>
    <dc:language>pt-BR</dc:language>
    <meta:editing-cycles>226</meta:editing-cycles>
    <meta:editing-duration>PT101H14M08S</meta:editing-duration>
    <dc:date>2023-05-19T16:26:06</dc:date>
    <meta:document-statistic meta:object-count="105"/>
    <meta:user-defined meta:name="Informações 1"/>
    <meta:user-defined meta:name="Informações 2"/>
    <meta:user-defined meta:name="Informações 3"/>
    <meta:user-defined meta:name="Informações 4"/>
  </office:meta>
</office:document-meta>
</file>